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era's Mercy opening<text:line-break/><text:line-break/>Dossiers: Which director do we pick? <text:line-break/><text:line-break/>Scientist<text:line-break/>Military<text:line-break/>Gang experience<text:line-break/>Politician person<text:line-break/><text:line-break/>IN medias res walking into the main office: an assistant walks with you, doing a tour of the building. <text:line-break/><text:line-break/>Walk in on Skunk vs Centurion, with Wedge trying to maintain order. <text:line-break/><text:line-break/>Thrown bottle smash across his armored face; make it clear that skunk is an alcoholic, for all that alcohol is illegal. <text:line-break/><text:line-break/>(later, choices w/ trying to detox Skunk)<text:line-break/><text:line-break/>Walk, meet staff. Nevin, Sanderson, whoever else passes muster. Gamas? Or save all the Miami staff for Director: Miami. <text:s/><text:line-break/><text:line-break/><text:line-break/><text:line-break/><text:line-break/>"He 'powers his energy blasts with his immense rage'? That's stupid. That's not how powers work. Hey Director."<text:line-break/><text:line-break/>(Scientist option.)<text:line-break/><text:line-break/><text:line-break/><text:line-break/><text:line-break/><text:line-break/>Polit<text:line-break/>Yes, actually you're feeling confident enough now. <text:line-break/><text:line-break/>"Say, Nevin?"<text:line-break/><text:line-break/>He turns to look at you. <text:line-break/><text:line-break/>"Who do you really work for?"<text:line-break/><text:line-break/>His expression doesn't change at all.<text:line-break/><text:line-break/>(Polit) Which might as well be a signed confession. An actually innocent person would react with confusion or surprise, rather than controlling their expression so perfectly. 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"Powers come from feelings? That's not fair. Kids and women have feelings. This is turning everything on its head. "<text:line-break/><text:line-break/><text:line-break/><text:line-break/><text:line-break/>We've got<text:line-break/><text:line-break/>Artemis' gang<text:line-break/><text:tab/>Artemis<text:line-break/><text:tab/>Cloak<text:line-break/><text:tab/>Dagger<text:line-break/><text:tab/>Justice<text:line-break/><text:tab/>Bullhorn<text:line-break/><text:line-break/><text:line-break/>The Chicago outfit (Papa Johnny "The Fox" Torrio)<text:line-break/><text:tab/>Bludgeon<text:line-break/><text:tab/>Rasa<text:line-break/><text:tab/>Ragamuffin<text:line-break/><text:tab/>Jetboy<text:line-break/><text:line-break/>North Side Gang (Dion O'Bannon, liquor production) <text:line-break/><text:tab/>Jaunt<text:line-break/><text:tab/>Spectre<text:line-break/><text:tab/>Panopticon<text:line-break/><text:line-break/>Cardinals (Sam Cardinelli – black hand, the numbers game, labor racketeering.)<text:line-break/><text:tab/>Blasphemy<text:line-break/><text:tab/>Bearcat (idk female brute)<text:line-break/><text:tab/>Greasy Thumb<text:line-break/><text:line-break/><text:line-break/>The Pact<text:line-break/><text:tab/>Deathwise Roster<text:line-break/><text:line-break/>Sons of Man <text:line-break/><text:tab/>Prefab<text:line-break/><text:line-break/>Das Ubermenchen<text:line-break/><text:tab/>Harem, Stuttershock, Uncle, Marauder, Revelation, (Nevin) <text:line-break/><text:line-break/><text:soft-page-break/>UE's <text:line-break/><text:tab/>U lovac, I guess?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0H15M22S</meta:editing-duration>
    <meta:editing-cycles>12</meta:editing-cycles>
    <meta:generator>OpenOffice/4.1.1$Win32 OpenOffice.org_project/411m6$Build-9775</meta:generator>
    <dc:date>2015-06-12T21:26:22.67</dc:date>
    <meta:document-statistic meta:table-count="0" meta:image-count="0" meta:object-count="0" meta:page-count="3" meta:paragraph-count="1" meta:word-count="257" meta:character-count="1727"/>
    <meta:user-defined meta:name="Info 1"/>
    <meta:user-defined meta:name="Info 2"/>
    <meta:user-defined meta:name="Info 3"/>
    <meta:user-defined meta:name="Info 4"/>
  </office:meta>
</office:document-meta>
</file>